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default-cell-style-name="ce3"/>
        <table:table-row table:style-name="ro3">
          <table:table-cell table:style-name="ce1" office:value-type="string" calcext:value-type="string">
            <office:annotation draw:style-name="gr1" draw:text-style-name="P1" svg:width="8.333cm" svg:height="1.386cm" svg:x="1.926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7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3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59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60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5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34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33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6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8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89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a - na - Valeur=B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RSS non groupé - 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/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50 -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2 CP - 63 -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6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a - na - Blanc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44 - Modification liée au format de la date (JJMMAAAA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56 - 4+1</text:p>
          </table:table-cell>
          <table:table-cell/>
          <table:table-cell office:value-type="string" calcext:value-type="string">
            <text:p>4+1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61 - Compléter par « 0 » deva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65 - 4+2. Attention format différent : compléter par 0 devant</text:p>
          </table:table-cell>
          <table:table-cell/>
          <table:table-cell office:value-type="string" calcext:value-type="string">
            <text:p>4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ote 1 - <text:s/>- http://www.atih.sante.fr/notice-technique-pmsi-20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71 - 1+4 changement position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na - na - Blanc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76 -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83 - 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9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94 - 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102 - 6+2</text:p>
          </table:table-cell>
          <table:table-cell/>
          <table:table-cell office:value-type="string" calcext:value-type="string">
            <text:p>6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style-name="ce2" office:value-type="string" calcext:value-type="string">
            <text:p>Type 3 CP - 122 -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SFB</text:p>
          </table:table-cell>
          <table:table-cell office:value-type="string" calcext:value-type="string">
            <text:p>Numéro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Type 2 CP 3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9" draw:text-style-name="P1" svg:width="12.587cm" svg:height="5.366cm" svg:x="1.982cm" svg:y="15.518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3" table:number-rows-repeated="104854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2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18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Il n'y a pas eu de modification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4">00/00/0000</text:date>, <text:time style:data-style-name="N2" text:time-value="20:04:05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_20_1" style:display-name="PageStyle_Feuil2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7-04T20:14:20.806000000</dc:date>
    <meta:editing-duration>PT3H4M30S</meta:editing-duration>
    <meta:editing-cycles>34</meta:editing-cycles>
    <meta:document-statistic meta:table-count="2" meta:cell-count="333" meta:object-count="0"/>
  </office:meta>
</office:document-meta>
</file>